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61"/>
    <style:style style:name="ce4" style:family="table-cell" style:parent-style-name="Default" style:data-style-name="N121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elf weight</text:p>
          </table:table-cell>
          <table:table-cell table:style-name="Default"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iff (%)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formula="of:=75.6-1.4" office:value-type="float" office:value="74.2" calcext:value-type="float">
            <text:p>74.20</text:p>
          </table:table-cell>
          <table:table-cell table:style-name="ce2" table:formula="of:=2.65-0.21" office:value-type="float" office:value="2.44" calcext:value-type="float">
            <text:p>2.44</text:p>
          </table:table-cell>
          <table:table-cell table:style-name="ce2" office:value-type="float" office:value="0.2" calcext:value-type="float">
            <text:p>0.20</text:p>
          </table:table-cell>
          <table:table-cell table:style-name="ce2" table:formula="of:=[.B2]*[.C2]*[.D2]" office:value-type="float" office:value="36.2096" calcext:value-type="float">
            <text:p>36.21</text:p>
          </table:table-cell>
          <table:table-cell table:style-name="ce2" table:formula="of:=9.81*2.5" office:value-type="float" office:value="24.525" calcext:value-type="float">
            <text:p>24.53</text:p>
          </table:table-cell>
          <table:table-cell table:style-name="ce2" table:formula="of:=[.F2]*[.E2]" office:value-type="float" office:value="888.04044" calcext:value-type="float">
            <text:p>888.04</text:p>
          </table:table-cell>
          <table:table-cell table:style-name="ce2" office:value-type="float" office:value="890.741" calcext:value-type="float">
            <text:p>890.74</text:p>
          </table:table-cell>
          <table:table-cell table:style-name="ce5" table:formula="of:=([.H2]-[.G2])/[.H2]" office:value-type="percentage" office:value="0.00303181283897339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table:formula="of:=[.B2]" office:value-type="float" office:value="74.2" calcext:value-type="float">
            <text:p>74.2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[.B3]*[.C3]*[.D3]" office:value-type="float" office:value="10.017" calcext:value-type="float">
            <text:p>10.02</text:p>
          </table:table-cell>
          <table:table-cell table:style-name="ce2" table:formula="of:=9.81*2.5" office:value-type="float" office:value="24.525" calcext:value-type="float">
            <text:p>24.53</text:p>
          </table:table-cell>
          <table:table-cell table:style-name="ce2" table:formula="of:=[.F3]*[.E3]" office:value-type="float" office:value="245.666925" calcext:value-type="float">
            <text:p>245.67</text:p>
          </table:table-cell>
          <table:table-cell table:style-name="ce2" office:value-type="float" office:value="244.999" calcext:value-type="float">
            <text:p>245.00</text:p>
          </table:table-cell>
          <table:table-cell table:style-name="ce5" table:formula="of:=([.H3]-[.G3])/[.H3]" office:value-type="percentage" office:value="-0.0027262356172881" calcext:value-type="percentage">
            <text:p>-0.27%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table:formula="of:=[.B3]" office:value-type="float" office:value="74.2" calcext:value-type="float">
            <text:p>74.20</text:p>
          </table:table-cell>
          <table:table-cell table:style-name="ce2" office:value-type="float" office:value="0.5" calcext:value-type="float">
            <text:p>0.5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formula="of:=[.B4]*[.C4]*[.D4]" office:value-type="float" office:value="9.275" calcext:value-type="float">
            <text:p>9.28</text:p>
          </table:table-cell>
          <table:table-cell table:style-name="ce2" table:formula="of:=9.81*2.5" office:value-type="float" office:value="24.525" calcext:value-type="float">
            <text:p>24.53</text:p>
          </table:table-cell>
          <table:table-cell table:style-name="ce2" table:formula="of:=[.F4]*[.E4]" office:value-type="float" office:value="227.469375" calcext:value-type="float">
            <text:p>227.47</text:p>
          </table:table-cell>
          <table:table-cell table:style-name="ce2" office:value-type="float" office:value="228.542" calcext:value-type="float">
            <text:p>228.54</text:p>
          </table:table-cell>
          <table:table-cell table:style-name="ce5" table:formula="of:=([.H4]-[.G4])/[.H4]" office:value-type="percentage" office:value="0.00469333864235027" calcext:value-type="percentage">
            <text:p>0.47%</text:p>
          </table:table-cell>
        </table:table-row>
        <table:table-row table:style-name="ro1">
          <table:table-cell office:value-type="string" calcext:value-type="string">
            <text:p>Beams</text:p>
          </table:table-cell>
          <table:table-cell table:formula="of:=(2.65-0.21)*12" office:value-type="float" office:value="29.28" calcext:value-type="float">
            <text:p>29.28</text:p>
          </table:table-cell>
          <table:table-cell table:style-name="ce2" office:value-type="float" office:value="0.1" calcext:value-type="float">
            <text:p>0.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table:formula="of:=[.B5]*[.C5]*[.D5]" office:value-type="float" office:value="0.732" calcext:value-type="float">
            <text:p>0.73</text:p>
          </table:table-cell>
          <table:table-cell table:style-name="ce2" table:formula="of:=9.81*2.5" office:value-type="float" office:value="24.525" calcext:value-type="float">
            <text:p>24.53</text:p>
          </table:table-cell>
          <table:table-cell table:style-name="ce2" table:formula="of:=[.F5]*[.E5]" office:value-type="float" office:value="17.9523" calcext:value-type="float">
            <text:p>17.95</text:p>
          </table:table-cell>
          <table:table-cell table:style-name="ce2" office:value-type="float" office:value="17.9865" calcext:value-type="float">
            <text:p>17.99</text:p>
          </table:table-cell>
          <table:table-cell table:style-name="ce5" table:formula="of:=([.H5]-[.G5])/[.H5]" office:value-type="percentage" office:value="0.00190142606955188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table:formula="of:=(2.75+2.55+2.45+2.5+2.51+2.35+2.19+2.03+2.03+2.05)-10*0.2" office:value-type="float" office:value="21.41" calcext:value-type="float">
            <text:p>21.41</text:p>
          </table:table-cell>
          <table:table-cell table:style-name="ce2" table:formula="of:=PI()*0.125" office:value-type="float" office:value="0.392699081698724" calcext:value-type="float">
            <text:p>0.39</text:p>
          </table:table-cell>
          <table:table-cell table:style-name="ce2" office:value-type="float" office:value="0.125" calcext:value-type="float">
            <text:p>0.13</text:p>
          </table:table-cell>
          <table:table-cell table:style-name="ce2" table:formula="of:=[.B6]*[.C6]*[.D6]" office:value-type="float" office:value="1.05096091739621" calcext:value-type="float">
            <text:p>1.05</text:p>
          </table:table-cell>
          <table:table-cell table:style-name="ce2" table:formula="of:=9.81*2.5" office:value-type="float" office:value="24.525" calcext:value-type="float">
            <text:p>24.53</text:p>
          </table:table-cell>
          <table:table-cell table:style-name="ce2" table:formula="of:=[.F6]*[.E6]" office:value-type="float" office:value="25.7748164991421" calcext:value-type="float">
            <text:p>25.77</text:p>
          </table:table-cell>
          <table:table-cell table:style-name="ce2" office:value-type="float" office:value="25.79" calcext:value-type="float">
            <text:p>25.79</text:p>
          </table:table-cell>
          <table:table-cell table:style-name="ce5" table:formula="of:=([.H6]-[.G6])/[.H6]" office:value-type="percentage" office:value="0.00058873597743039" calcext:value-type="percentage">
            <text:p>0.06%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table:formula="of:=SUM([.G2:.G6])" office:value-type="float" office:value="1404.90385649914" calcext:value-type="float">
            <text:p>1404.90</text:p>
          </table:table-cell>
          <table:table-cell table:style-name="ce2" table:formula="of:=SUM([.H2:.H6])" office:value-type="float" office:value="1408.0585" calcext:value-type="float">
            <text:p>1408.06</text:p>
          </table:table-cell>
          <table:table-cell table:style-name="ce5" table:formula="of:=([.H7]-[.G7])/[.H7]" office:value-type="percentage" office:value="0.00224042076437742" calcext:value-type="percentage">
            <text:p>0.22%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Dead load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sphalt</text:p>
          </table:table-cell>
          <table:table-cell table:formula="of:=[.B2]" office:value-type="float" office:value="74.2" calcext:value-type="float">
            <text:p>74.20</text:p>
          </table:table-cell>
          <table:table-cell table:style-name="ce2" table:formula="of:=[.C2]" office:value-type="float" office:value="2.44" calcext:value-type="float">
            <text:p>2.44</text:p>
          </table:table-cell>
          <table:table-cell/>
          <table:table-cell table:formula="of:=[.B10]*[.C10]" office:value-type="float" office:value="181.048" calcext:value-type="float">
            <text:p>181.048</text:p>
          </table:table-cell>
          <table:table-cell office:value-type="float" office:value="3.4" calcext:value-type="float">
            <text:p>3.4</text:p>
          </table:table-cell>
          <table:table-cell table:style-name="ce2" table:formula="of:=[.F10]*[.E10]" office:value-type="float" office:value="615.5632" calcext:value-type="float">
            <text:p>615.56</text:p>
          </table:table-cell>
          <table:table-cell table:style-name="ce2" office:value-type="float" office:value="617.435" calcext:value-type="float">
            <text:p>617.44</text:p>
          </table:table-cell>
          <table:table-cell table:style-name="ce5" table:formula="of:=([.H10]-[.G10])/[.H10]" office:value-type="percentage" office:value="0.00303157417379968" calcext:value-type="percentage">
            <text:p>0.30%</text:p>
          </table:table-cell>
        </table:table-row>
        <table:table-row table:style-name="ro1">
          <table:table-cell office:value-type="string" calcext:value-type="string">
            <text:p>Prefab. </text:p>
          </table:table-cell>
          <table:table-cell table:formula="of:=[.B10]" office:value-type="float" office:value="74.2" calcext:value-type="float">
            <text:p>74.20</text:p>
          </table:table-cell>
          <table:table-cell table:number-columns-repeated="2"/>
          <table:table-cell table:style-name="ce2" table:formula="of:=[.B11]" office:value-type="float" office:value="74.2" calcext:value-type="float">
            <text:p>74.20</text:p>
          </table:table-cell>
          <table:table-cell table:style-name="ce2" table:formula="of:=1360/2*9.81/1000" office:value-type="float" office:value="6.6708" calcext:value-type="float">
            <text:p>6.67</text:p>
          </table:table-cell>
          <table:table-cell table:style-name="ce2" table:formula="of:=[.E11]*[.F11]" office:value-type="float" office:value="494.97336" calcext:value-type="float">
            <text:p>494.97</text:p>
          </table:table-cell>
          <table:table-cell table:style-name="ce2" office:value-type="float" office:value="493.627" calcext:value-type="float">
            <text:p>493.63</text:p>
          </table:table-cell>
          <table:table-cell table:style-name="ce5" table:formula="of:=([.H11]-[.G11])/[.H11]" office:value-type="percentage" office:value="-0.0027274845176619" calcext:value-type="percentage">
            <text:p>-0.27%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 table:formula="of:=[.B11]" office:value-type="float" office:value="74.2" calcext:value-type="float">
            <text:p>74.20</text:p>
          </table:table-cell>
          <table:table-cell table:number-columns-repeated="2"/>
          <table:table-cell table:style-name="ce2" table:formula="of:=[.B12]" office:value-type="float" office:value="74.2" calcext:value-type="float">
            <text:p>74.20</text:p>
          </table:table-cell>
          <table:table-cell office:value-type="float" office:value="0.5" calcext:value-type="float">
            <text:p>0.5</text:p>
          </table:table-cell>
          <table:table-cell table:style-name="ce2" table:formula="of:=[.E12]*[.F12]" office:value-type="float" office:value="37.1" calcext:value-type="float">
            <text:p>37.10</text:p>
          </table:table-cell>
          <table:table-cell table:style-name="ce2" office:value-type="float" office:value="37.2749" calcext:value-type="float">
            <text:p>37.27</text:p>
          </table:table-cell>
          <table:table-cell table:style-name="ce5" table:formula="of:=([.H12]-[.G12])/[.H12]" office:value-type="percentage" office:value="0.00469216550547441" calcext:value-type="percentage">
            <text:p>0.47%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table:formula="of:=SUM([.G10:.G12])" office:value-type="float" office:value="1147.63656" calcext:value-type="float">
            <text:p>1147.64</text:p>
          </table:table-cell>
          <table:table-cell table:style-name="ce2" table:formula="of:=SUM([.H10:.H12])" office:value-type="float" office:value="1148.3369" calcext:value-type="float">
            <text:p>1148.34</text:p>
          </table:table-cell>
          <table:table-cell table:style-name="ce5" table:formula="of:=([.H13]-[.G13])/[.H13]" office:value-type="percentage" office:value="0.000609873287186101" calcext:value-type="percentage">
            <text:p>0.06%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rowd over the platfor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formula="of:=75.6-1.4" office:value-type="float" office:value="74.2" calcext:value-type="float">
            <text:p>74.20</text:p>
          </table:table-cell>
          <table:table-cell table:style-name="ce2" table:formula="of:=2.65-0.21" office:value-type="float" office:value="2.44" calcext:value-type="float">
            <text:p>2.44</text:p>
          </table:table-cell>
          <table:table-cell/>
          <table:table-cell table:style-name="ce2" table:formula="of:=[.B16]*[.C16]" office:value-type="float" office:value="181.048" calcext:value-type="float">
            <text:p>181.05</text:p>
          </table:table-cell>
          <table:table-cell office:value-type="float" office:value="2" calcext:value-type="float">
            <text:p>2</text:p>
          </table:table-cell>
          <table:table-cell table:style-name="ce2" table:formula="of:=[.F16]*[.E16]" office:value-type="float" office:value="362.096" calcext:value-type="float">
            <text:p>362.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.00</text:p>
          </table:table-cell>
          <table:table-cell office:value-type="float" office:value="2.44" calcext:value-type="float">
            <text:p>2.44</text:p>
          </table:table-cell>
          <table:table-cell/>
          <table:table-cell table:style-name="ce2" table:formula="of:=[.B17]*[.C17]" office:value-type="float" office:value="34.16" calcext:value-type="float">
            <text:p>34.16</text:p>
          </table:table-cell>
          <table:table-cell office:value-type="float" office:value="2" calcext:value-type="float">
            <text:p>2</text:p>
          </table:table-cell>
          <table:table-cell table:style-name="ce2" table:formula="of:=[.F17]*[.E17]" office:value-type="float" office:value="68.32" calcext:value-type="float">
            <text:p>68.3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 table:formula="of:=SUM([.G16:.G17])" office:value-type="float" office:value="430.416" calcext:value-type="float">
            <text:p>430.42</text:p>
          </table:table-cell>
          <table:table-cell table:style-name="ce2" office:value-type="float" office:value="431.747" calcext:value-type="float">
            <text:p>431.75</text:p>
          </table:table-cell>
          <table:table-cell table:style-name="ce5" table:formula="of:=([.H18]-[.G18])/[.H18]" office:value-type="percentage" office:value="0.00308282396866701" calcext:value-type="percentage">
            <text:p>0.31%</text:p>
          </table:table-cell>
        </table:table-row>
        <table:table-row table:style-name="ro1">
          <table:table-cell table:style-name="ce1" office:value-type="string" calcext:value-type="string">
            <text:p>Maintenance vehicle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4"/>
          <table:table-cell table:number-columns-repeated="2" table:style-name="ce2" office:value-type="float" office:value="10" calcext:value-type="float">
            <text:p>10.00</text:p>
          </table:table-cell>
          <table:table-cell table:style-name="ce5" table:formula="of:=([.H20]-[.G20])/[.H2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formula="of:=75.6-1.4" office:value-type="float" office:value="74.2" calcext:value-type="float">
            <text:p>74.20</text:p>
          </table:table-cell>
          <table:table-cell table:style-name="ce2" table:formula="of:=2.65-0.21" office:value-type="float" office:value="2.44" calcext:value-type="float">
            <text:p>2.44</text:p>
          </table:table-cell>
          <table:table-cell/>
          <table:table-cell table:style-name="ce2" table:formula="of:=[.B23]*[.C23]" office:value-type="float" office:value="181.048" calcext:value-type="float">
            <text:p>181.05</text:p>
          </table:table-cell>
          <table:table-cell office:value-type="float" office:value="0.72" calcext:value-type="float">
            <text:p>0.72</text:p>
          </table:table-cell>
          <table:table-cell table:style-name="ce2" table:formula="of:=[.F23]*[.E23]" office:value-type="float" office:value="130.35456" calcext:value-type="float">
            <text:p>130.35</text:p>
          </table:table-cell>
          <table:table-cell table:style-name="ce2" office:value-type="float" office:value="130.751" calcext:value-type="float">
            <text:p>130.75</text:p>
          </table:table-cell>
          <table:table-cell table:style-name="ce5" table:formula="of:=([.H23]-[.G23])/[.H23]" office:value-type="percentage" office:value="0.0030320226996355" calcext:value-type="percentage">
            <text:p>0.30%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Earthquake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 table:style-name="ce5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style-name="ce2" table:formula="of:=(SUM([.G2:.G5])+[.G10]+[.G11]+[.G12])/9.81*[.B36]" office:value-type="float" office:value="321.962996941896" calcext:value-type="float">
            <text:p>321.96</text:p>
          </table:table-cell>
          <table:table-cell table:style-name="ce2" table:formula="of:=[.F26]" office:value-type="float" office:value="321.962996941896" calcext:value-type="float">
            <text:p>321.96</text:p>
          </table:table-cell>
          <table:table-cell table:style-name="ce2" office:value-type="float" office:value="320.16" calcext:value-type="float">
            <text:p>320.16</text:p>
          </table:table-cell>
          <table:table-cell table:style-name="ce5" table:formula="of:=([.H26]-[.G26])/[.H26]" office:value-type="percentage" office:value="-0.00563154966859061" calcext:value-type="percentage">
            <text:p>-0.56%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Stiffnes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x=</text:p>
          </table:table-cell>
          <table:table-cell table:style-name="ce3" table:formula="of:=0.1*[.H18]*1000" office:value-type="float" office:value="43174.7" calcext:value-type="float">
            <text:p>4.32E+04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x=</text:p>
          </table:table-cell>
          <table:table-cell table:style-name="ce3" office:value-type="float" office:value="0.000188756" calcext:value-type="float">
            <text:p>1.89E-04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x=</text:p>
          </table:table-cell>
          <table:table-cell table:style-name="ce3" table:formula="of:=[.B29]/[.B30]" office:value-type="float" office:value="228732861.471953" calcext:value-type="float">
            <text:p>2.29E+08</text:p>
          </table:table-cell>
          <table:table-cell office:value-type="string" calcext:value-type="string">
            <text:p>N/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=</text:p>
          </table:table-cell>
          <table:table-cell table:style-name="ce3" table:formula="of:=([.H7]+[.H13])*1000/9.81" office:value-type="float" office:value="260590.764525994" calcext:value-type="float">
            <text:p>2.61E+05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=</text:p>
          </table:table-cell>
          <table:table-cell table:style-name="ce4" table:formula="of:=SQRT([.B31]/[.B32])" office:value-type="float" office:value="29.6268017599174" calcext:value-type="float">
            <text:p>29.627</text:p>
          </table:table-cell>
          <table:table-cell office:value-type="string" calcext:value-type="string">
            <text:p>rad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=</text:p>
          </table:table-cell>
          <table:table-cell table:formula="of:=2*PI()/[.B33]" office:value-type="float" office:value="0.212077744945126" calcext:value-type="float">
            <text:p>0.2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=</text:p>
          </table:table-cell>
          <table:table-cell table:formula="of:=1/[.B34]" office:value-type="float" office:value="4.71525194809452" calcext:value-type="float">
            <text:p>4.72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=</text:p>
          </table:table-cell>
          <table:table-cell table:style-name="Default" office:value-type="float" office:value="1.25" calcext:value-type="float">
            <text:p>1.25</text:p>
          </table:table-cell>
          <table:table-cell office:value-type="string" calcext:value-type="string">
            <text:p>m/s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3:34:08.374266108</meta:creation-date>
    <dc:date>2017-03-10T17:08:48.032804542</dc:date>
    <meta:editing-duration>PT1H53M6S</meta:editing-duration>
    <meta:editing-cycles>22</meta:editing-cycles>
    <meta:generator>LibreOffice/5.1.6.2$Linux_X86_64 LibreOffice_project/10m0$Build-2</meta:generator>
    <meta:document-statistic meta:table-count="1" meta:cell-count="139" meta:object-count="0"/>
  </office:meta>
</office:document-meta>
</file>